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422cm" fo:min-width="0.491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422cm" fo:min-width="0.42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422cm" fo:min-width="0.38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423cm" fo:min-width="0.38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3" draw:layer="layout" svg:width="1.016cm" svg:height="0.81cm" svg:x="11.567cm" svg:y="2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1.016cm" svg:height="0.81cm" svg:x="12.583cm" svg:y="2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2.109cm" svg:height="0.81cm" svg:x="11.582cm" svg:y="2.28cm">
          <text:p text:style-name="P2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164cm" svg:height="1.154cm" svg:x="9.119cm" svg:y="6.857cm">
          <text:p text:style-name="P2"><text:span text:style-name="T1">Service</text:span></text:p>
          <text:p text:style-name="P2"><text:span text:style-name="T1">&lt;SERVICE_IF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3.167cm" svg:height="1.154cm" svg:x="12.81cm" svg:y="6.857cm">
          <text:p text:style-name="P2"><text:span text:style-name="T1">Client</text:span></text:p>
          <text:p text:style-name="P2"><text:span text:style-name="T1">&lt;SERVICE_IF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2.88cm" svg:height="0.799cm" svg:x="17.004cm" svg:y="2.291cm">
          <text:p text:style-name="P2"><text:span text:style-name="T1">Variable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.441cm" svg:height="0.798cm" svg:x="16.724cm" svg:y="4.296cm">
          <text:p text:style-name="P2"><text:span text:style-name="T1">Variable&lt;TYP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973cm" svg:height="0.799cm" svg:x="16.458cm" svg:y="7.033cm">
          <text:p text:style-name="P2"><text:span text:style-name="T1">Parameter&lt;TYPE&gt;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0cm 1.322cm" svg:x1="10.701cm" svg:y1="6.857cm" svg:x2="12.636cm" svg:y2="3.09cm" draw:start-shape="id1" draw:start-glue-point="0" draw:end-shape="id2" draw:end-glue-point="2" svg:d="m10701 6857v-525l1935-1395v-1847">
          <text:p/>
        </draw:connector>
        <draw:connector draw:style-name="gr3" draw:text-style-name="P2" draw:layer="layout" draw:type="lines" draw:line-skew="0cm 1.322cm" svg:x1="14.393cm" svg:y1="6.857cm" svg:x2="12.636cm" svg:y2="3.09cm" draw:start-shape="id3" draw:start-glue-point="0" draw:end-shape="id2" draw:end-glue-point="2" svg:d="m14393 6857v-525l-1757-1395v-1847">
          <text:p/>
        </draw:connector>
        <draw:connector draw:style-name="gr4" draw:text-style-name="P2" draw:layer="layout" draw:type="lines" draw:line-skew="0.037cm" svg:x1="13.691cm" svg:y1="2.685cm" svg:x2="17.004cm" svg:y2="2.69cm" draw:start-shape="id2" draw:end-shape="id4" draw:end-glue-point="3" svg:d="m13691 2685h561l2227 5h525">
          <text:p/>
        </draw:connector>
        <draw:connector draw:style-name="gr3" draw:text-style-name="P2" draw:layer="layout" draw:type="lines" svg:x1="18.444cm" svg:y1="4.296cm" svg:x2="18.444cm" svg:y2="3.09cm" draw:start-shape="id5" draw:start-glue-point="0" draw:end-shape="id4" draw:end-glue-point="2" svg:d="m18444 4296v-525-157-524">
          <text:p/>
        </draw:connector>
        <draw:connector draw:style-name="gr3" draw:text-style-name="P2" draw:layer="layout" draw:type="lines" draw:line-skew="-0.29cm" svg:x1="18.444cm" svg:y1="7.033cm" svg:x2="18.444cm" svg:y2="5.094cm" draw:start-shape="id6" draw:start-glue-point="0" draw:end-shape="id5" draw:end-glue-point="2" svg:d="m18444 7033v-816-598-525">
          <text:p/>
        </draw:connector>
        <draw:frame draw:style-name="gr5" draw:text-style-name="P3" draw:layer="layout" svg:width="1.67cm" svg:height="0.725cm" svg:x="13.564cm" svg:y="2.036cm">
          <draw:text-box>
            <text:p><text:span text:style-name="T1">0..N</text:span></text:p>
          </draw:text-box>
        </draw:frame>
        <draw:frame draw:style-name="gr6" draw:text-style-name="P3" draw:layer="layout" svg:width="1.56cm" svg:height="0.725cm" svg:x="15.95cm" svg:y="2.046cm">
          <draw:text-box>
            <text:p><text:span text:style-name="T1">1..1</text:span></text:p>
          </draw:text-box>
        </draw:frame>
        <draw:frame draw:style-name="gr7" draw:text-style-name="P3" draw:layer="layout" svg:width="1.484cm" svg:height="0.725cm" svg:x="11.541cm" svg:y="4.085cm">
          <draw:text-box>
            <text:p><text:span text:style-name="T1">is a</text:span></text:p>
          </draw:text-box>
        </draw:frame>
        <draw:custom-shape draw:style-name="gr2" draw:text-style-name="P1" draw:id="id8" draw:layer="layout" svg:width="3.164cm" svg:height="1.153cm" svg:x="9.119cm" svg:y="9.102cm">
          <text:p text:style-name="P2"><text:span text:style-name="T1">My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163cm" svg:height="1.154cm" svg:x="12.735cm" svg:y="9.102cm">
          <text:p text:style-name="P2"><text:span text:style-name="T1">MyClien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5.898cm" svg:y1="9.679cm" svg:x2="18.444cm" svg:y2="7.832cm" draw:start-shape="id7" draw:start-glue-point="1" draw:end-shape="id6" draw:end-glue-point="2" svg:d="m15898 9679h524l2022-1323v-524">
          <text:p/>
        </draw:connector>
        <draw:frame draw:style-name="gr5" draw:text-style-name="P3" draw:layer="layout" svg:width="1.67cm" svg:height="0.725cm" svg:x="15.978cm" svg:y="9.683cm">
          <draw:text-box>
            <text:p><text:span text:style-name="T1">0..N</text:span></text:p>
          </draw:text-box>
        </draw:frame>
        <draw:frame draw:style-name="gr6" draw:text-style-name="P3" draw:layer="layout" svg:width="1.56cm" svg:height="0.725cm" svg:x="18.349cm" svg:y="7.879cm">
          <draw:text-box>
            <text:p><text:span text:style-name="T1">1..1</text:span></text:p>
          </draw:text-box>
        </draw:frame>
        <draw:connector draw:style-name="gr3" draw:text-style-name="P2" draw:layer="layout" svg:x1="10.701cm" svg:y1="9.102cm" svg:x2="10.701cm" svg:y2="8.011cm" draw:start-shape="id8" draw:start-glue-point="0" draw:end-shape="id1" draw:end-glue-point="2" svg:d="m10701 9102v-1091">
          <text:p/>
        </draw:connector>
        <draw:connector draw:style-name="gr3" draw:text-style-name="P2" draw:layer="layout" svg:x1="14.316cm" svg:y1="9.102cm" svg:x2="14.393cm" svg:y2="8.011cm" draw:start-shape="id7" draw:start-glue-point="0" draw:end-shape="id3" draw:end-glue-point="2" svg:d="m14316 9102v-545h77v-546">
          <text:p/>
        </draw:connector>
        <draw:frame draw:style-name="gr7" draw:text-style-name="P3" draw:layer="layout" svg:width="1.611cm" svg:height="0.725cm" svg:x="14.493cm" svg:y="8.169cm">
          <draw:text-box>
            <text:p><text:span text:style-name="T1">is a</text:span></text:p>
          </draw:text-box>
        </draw:frame>
        <draw:frame draw:style-name="gr7" draw:text-style-name="P3" draw:layer="layout" svg:width="1.484cm" svg:height="0.725cm" svg:x="9.54cm" svg:y="8.169cm">
          <draw:text-box>
            <text:p><text:span text:style-name="T1">is a</text:span></text:p>
          </draw:text-box>
        </draw:frame>
        <draw:custom-shape draw:style-name="gr2" draw:text-style-name="P1" draw:id="id12" draw:layer="layout" svg:width="3.937cm" svg:height="0.799cm" svg:x="5.309cm" svg:y="2.243cm">
          <text:p text:style-name="P2"><text:span text:style-name="T1">ServiceExport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3.937cm" svg:height="0.799cm" svg:x="1.118cm" svg:y="2.244cm">
          <text:p text:style-name="P2"><text:span text:style-name="T1">ServiceImport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937cm" svg:height="1.143cm" svg:x="5.31cm" svg:y="4.504cm">
          <text:p text:style-name="P2"><text:span text:style-name="T1">ServiceExport</text:span></text:p>
          <text:p text:style-name="P2"><text:span text:style-name="T1">&lt;SERVICE_IF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3.937cm" svg:height="1.143cm" svg:x="1.118cm" svg:y="4.505cm">
          <text:p text:style-name="P2"><text:span text:style-name="T1">ServiceImport</text:span></text:p>
          <text:p text:style-name="P2"><text:span text:style-name="T1">&lt;SERVICE_IF&gt;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086cm" svg:y1="4.505cm" svg:x2="3.086cm" svg:y2="3.043cm" draw:start-shape="id9" draw:start-glue-point="0" draw:end-shape="id10" draw:end-glue-point="2" svg:d="m3086 4505v-1462">
          <text:p/>
        </draw:connector>
        <draw:connector draw:style-name="gr3" draw:text-style-name="P2" draw:layer="layout" svg:x1="7.278cm" svg:y1="4.504cm" svg:x2="7.277cm" svg:y2="3.042cm" draw:start-shape="id11" draw:start-glue-point="0" draw:end-shape="id12" draw:end-glue-point="2" svg:d="m7278 4504v-732h-1v-730">
          <text:p/>
        </draw:connector>
        <draw:connector draw:style-name="gr4" draw:text-style-name="P2" draw:layer="layout" svg:x1="7.277cm" svg:y1="2.243cm" svg:x2="12.075cm" svg:y2="2.28cm" draw:start-shape="id12" draw:start-glue-point="0" draw:end-shape="id13" draw:end-glue-point="0" svg:d="m7277 2243v-526h4798v563">
          <text:p/>
        </draw:connector>
        <draw:connector draw:style-name="gr4" draw:text-style-name="P2" draw:layer="layout" draw:line-skew="-0.454cm" svg:x1="3.086cm" svg:y1="2.244cm" svg:x2="13.091cm" svg:y2="2.28cm" draw:start-shape="id10" draw:start-glue-point="0" draw:end-shape="id14" draw:end-glue-point="0" svg:d="m3086 2244v-980h10005v1016">
          <text:p/>
        </draw:connector>
        <draw:frame draw:style-name="gr6" draw:text-style-name="P3" draw:layer="layout" svg:width="1.56cm" svg:height="0.725cm" svg:x="2.014cm" svg:y="1.555cm">
          <draw:text-box>
            <text:p><text:span text:style-name="T1">1..1</text:span></text:p>
          </draw:text-box>
        </draw:frame>
        <draw:frame draw:style-name="gr6" draw:text-style-name="P3" draw:layer="layout" svg:width="1.56cm" svg:height="0.725cm" svg:x="6.187cm" svg:y="1.545cm">
          <draw:text-box>
            <text:p><text:span text:style-name="T1">1..1</text:span></text:p>
          </draw:text-box>
        </draw:frame>
        <draw:frame draw:style-name="gr5" draw:text-style-name="P3" draw:layer="layout" svg:width="1.67cm" svg:height="0.725cm" svg:x="10.951cm" svg:y="1.656cm">
          <draw:text-box>
            <text:p><text:span text:style-name="T1">0..N</text:span></text:p>
          </draw:text-box>
        </draw:frame>
        <draw:frame draw:style-name="gr5" draw:text-style-name="P3" draw:layer="layout" svg:width="1.67cm" svg:height="0.725cm" svg:x="12.051cm" svg:y="1.656cm">
          <draw:text-box>
            <text:p><text:span text:style-name="T1">0..N</text:span></text:p>
          </draw:text-box>
        </draw:frame>
        <draw:connector draw:style-name="gr4" draw:text-style-name="P2" draw:layer="layout" svg:x1="9.119cm" svg:y1="9.678cm" svg:x2="7.278cm" svg:y2="5.647cm" draw:start-shape="id8" draw:start-glue-point="3" draw:end-shape="id11" svg:d="m9119 9678h-1841v-4031">
          <text:p/>
        </draw:connector>
        <draw:connector draw:style-name="gr4" draw:text-style-name="P2" draw:layer="layout" svg:x1="14.316cm" svg:y1="10.256cm" svg:x2="3.086cm" svg:y2="5.648cm" draw:start-shape="id7" draw:start-glue-point="2" draw:end-shape="id9" draw:end-glue-point="2" svg:d="m14316 10256v525h-11230v-5133">
          <text:p/>
        </draw:connector>
        <draw:frame draw:style-name="gr5" draw:text-style-name="P3" draw:layer="layout" svg:width="1.67cm" svg:height="0.725cm" svg:x="14.18cm" svg:y="10.181cm">
          <draw:text-box>
            <text:p><text:span text:style-name="T1">0..N</text:span></text:p>
          </draw:text-box>
        </draw:frame>
        <draw:frame draw:style-name="gr5" draw:text-style-name="P3" draw:layer="layout" svg:width="1.67cm" svg:height="0.725cm" svg:x="7.876cm" svg:y="9.656cm">
          <draw:text-box>
            <text:p><text:span text:style-name="T1">0..N</text:span></text:p>
          </draw:text-box>
        </draw:frame>
        <draw:frame draw:style-name="gr6" draw:text-style-name="P3" draw:layer="layout" svg:width="1.56cm" svg:height="0.725cm" svg:x="6.198cm" svg:y="5.582cm">
          <draw:text-box>
            <text:p><text:span text:style-name="T1">1..1</text:span></text:p>
          </draw:text-box>
        </draw:frame>
        <draw:frame draw:style-name="gr6" draw:text-style-name="P3" draw:layer="layout" svg:width="1.56cm" svg:height="0.725cm" svg:x="3.014cm" svg:y="5.609cm">
          <draw:text-box>
            <text:p><text:span text:style-name="T1">1..1</text:span></text:p>
          </draw:text-box>
        </draw:frame>
        <draw:frame draw:style-name="gr8" draw:text-style-name="P3" draw:layer="layout" svg:width="1.484cm" svg:height="0.725cm" svg:x="7.263cm" svg:y="3.413cm">
          <draw:text-box>
            <text:p><text:span text:style-name="T1">is a</text:span></text:p>
          </draw:text-box>
        </draw:frame>
        <draw:frame draw:style-name="gr8" draw:text-style-name="P3" draw:layer="layout" svg:width="1.484cm" svg:height="0.725cm" svg:x="3.072cm" svg:y="3.414cm">
          <draw:text-box>
            <text:p><text:span text:style-name="T1">is a</text:span></text:p>
          </draw:text-box>
        </draw:frame>
        <draw:connector draw:style-name="gr4" draw:text-style-name="P2" draw:layer="layout" svg:x1="11.582cm" svg:y1="2.685cm" svg:x2="12.075cm" svg:y2="3.09cm" draw:start-shape="id2" draw:start-glue-point="3" draw:end-shape="id13" draw:end-glue-point="2" svg:d="m11582 2685h-526v930h1019v-525">
          <text:p/>
        </draw:connector>
        <draw:frame draw:style-name="gr5" draw:text-style-name="P3" draw:layer="layout" svg:width="1.67cm" svg:height="0.725cm" svg:x="9.898cm" svg:y="2.307cm">
          <draw:text-box>
            <text:p><text:span text:style-name="T1">0..N</text:span></text:p>
          </draw:text-box>
        </draw:frame>
        <draw:frame draw:style-name="gr5" draw:text-style-name="P3" draw:layer="layout" svg:width="1.67cm" svg:height="0.725cm" svg:x="9.971cm" svg:y="3.032cm">
          <draw:text-box>
            <text:p><text:span text:style-name="T1">0.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lles Mouchard</meta:initial-creator>
    <meta:creation-date>2009-06-15T13:32:42</meta:creation-date>
    <dc:date>2009-06-16T12:54:33</dc:date>
    <dc:creator>Gilles Mouchard</dc:creator>
    <meta:editing-duration>PT00H38M52S</meta:editing-duration>
    <meta:editing-cycles>6</meta:editing-cycles>
    <meta:generator>OpenOffice.org/3.0$Linux OpenOffice.org_project/300m15$Build-9379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